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5-08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5-06-1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5-02-2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5-01-0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5448" calcext:value-type="float">
            <text:p>45.8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4-01-0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3-01-0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1776" calcext:value-type="float">
            <text:p>45.4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2-01-0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1-01-0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0-01-02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20-01-0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9-01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8-01-0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7-01-03 18:17:2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6-01-02 18:37:1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5-01-02 18:2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4-01-02 19:18:2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51101252201</text:p>
          </table:table-cell>
          <table:table-cell office:value-type="string" calcext:value-type="string">
            <text:p>10S 37W 23CDD 01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1872" calcext:value-type="float">
            <text:p>46.9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